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958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242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#readahead</text:p>
          </table:table-cell>
          <table:table-cell office:value-type="string">
            <text:p>enable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2.69">
            <text:p>52.6900</text:p>
          </table:table-cell>
          <table:table-cell office:value-type="float" office:value="21.66">
            <text:p>21.6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5.79">
            <text:p>55.7900</text:p>
          </table:table-cell>
          <table:table-cell office:value-type="float" office:value="22.09">
            <text:p>22.09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4.48">
            <text:p>54.4800</text:p>
          </table:table-cell>
          <table:table-cell office:value-type="float" office:value="21.64">
            <text:p>21.64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>
            <text:p>#fsck? - removed resul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55.54">
            <text:p>55.5400</text:p>
          </table:table-cell>
          <table:table-cell office:value-type="float" office:value="21.92">
            <text:p>21.9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3:.C7])" office:value-type="float" office:value="54.625">
            <text:p>54.625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3:.C7])" office:value-type="float" office:value="1.40945615989525">
            <text:p>1.409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disable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7.19">
            <text:p>57.1900</text:p>
          </table:table-cell>
          <table:table-cell office:value-type="float" office:value="23.74">
            <text:p>23.74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8.85">
            <text:p>58.8500</text:p>
          </table:table-cell>
          <table:table-cell office:value-type="float" office:value="23.27">
            <text:p>23.2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7.45">
            <text:p>57.4500</text:p>
          </table:table-cell>
          <table:table-cell office:value-type="float" office:value="22.98">
            <text:p>22.98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office:value-type="float" office:value="55.79">
            <text:p>55.7900</text:p>
          </table:table-cell>
          <table:table-cell office:value-type="float" office:value="22.98">
            <text:p>22.98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office:value-type="float" office:value="58.31">
            <text:p>58.3100</text:p>
          </table:table-cell>
          <table:table-cell office:value-type="float" office:value="22.68">
            <text:p>22.68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42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12:.C16])" office:value-type="float" office:value="57.518">
            <text:p>57.5180</text:p>
          </table:table-cell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242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12:.C16])" office:value-type="float" office:value="1.17256982734505">
            <text:p>1.1726</text:p>
          </table:table-cell>
          <table:table-cell table:number-columns-repeated="7"/>
          <table:table-cell table:style-name="Default" table:number-columns-repeated="4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enabled,</text:p>
          </table:table-cell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8.88">
            <text:p>68.88</text:p>
          </table:table-cell>
          <table:table-cell office:value-type="float" office:value="28.18">
            <text:p>28.18</text:p>
          </table:table-cell>
          <table:table-cell office:value-type="string">
            <text:p>#</text:p>
          </table:table-cell>
          <table:table-cell office:value-type="float" office:value="11.2584547997">
            <text:p>11.2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9.37">
            <text:p>69.37</text:p>
          </table:table-cell>
          <table:table-cell office:value-type="float" office:value="28.54">
            <text:p>28.54</text:p>
          </table:table-cell>
          <table:table-cell office:value-type="string">
            <text:p>#</text:p>
          </table:table-cell>
          <table:table-cell office:value-type="float" office:value="11.441016674">
            <text:p>11.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9.1">
            <text:p>69.1</text:p>
          </table:table-cell>
          <table:table-cell office:value-type="float" office:value="28.42">
            <text:p>28.42</text:p>
          </table:table-cell>
          <table:table-cell office:value-type="string">
            <text:p>#</text:p>
          </table:table-cell>
          <table:table-cell office:value-type="float" office:value="12.6838965416">
            <text:p>12.68</text:p>
          </table:table-cell>
          <table:table-cell table:number-columns-repeated="4"/>
          <table:table-cell table:style-name="Default" table:number-columns-repeated="4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68.8">
            <text:p>68.8</text:p>
          </table:table-cell>
          <table:table-cell office:value-type="float" office:value="28.11">
            <text:p>28.11</text:p>
          </table:table-cell>
          <table:table-cell office:value-type="string">
            <text:p>#</text:p>
          </table:table-cell>
          <table:table-cell table:number-columns-repeated="5"/>
          <table:table-cell table:style-name="Default" table:number-columns-repeated="4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68.98">
            <text:p>68.98</text:p>
          </table:table-cell>
          <table:table-cell office:value-type="float" office:value="28.47">
            <text:p>28.47</text:p>
          </table:table-cell>
          <table:table-cell office:value-type="string">
            <text:p>#</text:p>
          </table:table-cell>
          <table:table-cell office:value-type="float" office:value="15.7040326595">
            <text:p>15.7</text:p>
          </table:table-cell>
          <table:table-cell table:number-columns-repeated="4"/>
          <table:table-cell table:style-name="Default" table:number-columns-repeated="4"/>
          <table:table-cell table:number-columns-repeated="242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21:.C25])" office:value-type="float" office:value="69.026">
            <text:p>69.0260</text:p>
          </table:table-cell>
          <table:table-cell/>
          <table:table-cell office:value-type="string">
            <text:p>Average</text:p>
          </table:table-cell>
          <table:table-cell table:style-name="ce2" table:formula="oooc:=AVERAGE([.F21:.F25])" office:value-type="float" office:value="12.7718501687">
            <text:p>12.7719</text:p>
          </table:table-cell>
          <table:table-cell table:number-columns-repeated="4"/>
          <table:table-cell table:style-name="Default" table:number-columns-repeated="4"/>
          <table:table-cell table:number-columns-repeated="242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21:.C25])" office:value-type="float" office:value="0.222665668660441">
            <text:p>0.2227</text:p>
          </table:table-cell>
          <table:table-cell/>
          <table:table-cell office:value-type="string">
            <text:p>Stddev</text:p>
          </table:table-cell>
          <table:table-cell table:style-name="ce2" table:formula="oooc:=STDEV([.F21:.F25])" office:value-type="float" office:value="2.05482467487295">
            <text:p>2.0548</text:p>
          </table:table-cell>
          <table:table-cell table:number-columns-repeated="4"/>
          <table:table-cell table:style-name="Default" table:number-columns-repeated="4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disabled,</text:p>
          </table:table-cell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70.55">
            <text:p>70.55</text:p>
          </table:table-cell>
          <table:table-cell office:value-type="float" office:value="30.18">
            <text:p>30.18</text:p>
          </table:table-cell>
          <table:table-cell office:value-type="string">
            <text:p>#</text:p>
          </table:table-cell>
          <table:table-cell office:value-type="float" office:value="13.559094429">
            <text:p>13.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9.9">
            <text:p>69.9</text:p>
          </table:table-cell>
          <table:table-cell office:value-type="float" office:value="28.98">
            <text:p>28.98</text:p>
          </table:table-cell>
          <table:table-cell office:value-type="string">
            <text:p>#</text:p>
          </table:table-cell>
          <table:table-cell office:value-type="float" office:value="13.647084713">
            <text:p>13.65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70.65">
            <text:p>70.65</text:p>
          </table:table-cell>
          <table:table-cell office:value-type="float" office:value="29.75">
            <text:p>29.75</text:p>
          </table:table-cell>
          <table:table-cell office:value-type="string">
            <text:p>#</text:p>
          </table:table-cell>
          <table:table-cell office:value-type="float" office:value="10.8927147388">
            <text:p>10.89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9.67">
            <text:p>69.67</text:p>
          </table:table-cell>
          <table:table-cell office:value-type="float" office:value="29.2">
            <text:p>29.2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office:value-type="float" office:value="70.15">
            <text:p>70.15</text:p>
          </table:table-cell>
          <table:table-cell office:value-type="float" office:value="29.34">
            <text:p>29.34</text:p>
          </table:table-cell>
          <table:table-cell office:value-type="string">
            <text:p>#</text:p>
          </table:table-cell>
          <table:table-cell office:value-type="float" office:value="11.5975220203">
            <text:p>11.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30:.C34])" office:value-type="float" office:value="70.184">
            <text:p>70.1840</text:p>
          </table:table-cell>
          <table:table-cell/>
          <table:table-cell office:value-type="string">
            <text:p>Average</text:p>
          </table:table-cell>
          <table:table-cell table:style-name="ce2" table:formula="oooc:=AVERAGE([.F30:.F34])" office:value-type="float" office:value="12.424103975275">
            <text:p>12.4241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30:.C34])" office:value-type="float" office:value="0.417468561690577">
            <text:p>0.4175</text:p>
          </table:table-cell>
          <table:table-cell/>
          <table:table-cell office:value-type="string">
            <text:p>Stddev</text:p>
          </table:table-cell>
          <table:table-cell table:style-name="ce2" table:formula="oooc:=STDEV([.F30:.F34])" office:value-type="float" office:value="1.39191426182016">
            <text:p>1.3919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readahead disabled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formula="oooc:=[.C8]" office:value-type="float" office:value="54.625">
            <text:p>54.63</text:p>
          </table:table-cell>
          <table:table-cell office:value-type="string">
            <text:p>||</text:p>
          </table:table-cell>
          <table:table-cell table:formula="oooc:=[.C17]" office:value-type="float" office:value="57.518">
            <text:p>57.52</text:p>
          </table:table-cell>
          <table:table-cell office:value-type="string">
            <text:p>||</text:p>
          </table:table-cell>
          <table:table-cell table:formula="oooc:=[.F39]-[.D39]" office:value-type="float" office:value="2.89300000000001">
            <text:p>2.8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table:style-name="Default"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9]" office:value-type="float" office:value="1.40945615989525">
            <text:p>1.41</text:p>
          </table:table-cell>
          <table:table-cell office:value-type="string">
            <text:p>||</text:p>
          </table:table-cell>
          <table:table-cell table:formula="oooc:=[.C18]" office:value-type="float" office:value="1.17256982734505">
            <text:p>1.17</text:p>
          </table:table-cell>
          <table:table-cell office:value-type="string">
            <text:p>||</text:p>
          </table:table-cell>
          <table:table-cell table:formula="oooc:=[.F40]-[.D40]" office:value-type="float" office:value="-0.2368863325502">
            <text:p>-0.24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formula="oooc:=[.C26]" office:value-type="float" office:value="69.026">
            <text:p>69.03</text:p>
          </table:table-cell>
          <table:table-cell office:value-type="string">
            <text:p>||</text:p>
          </table:table-cell>
          <table:table-cell table:formula="oooc:=[.C35]" office:value-type="float" office:value="70.184">
            <text:p>70.18</text:p>
          </table:table-cell>
          <table:table-cell office:value-type="string">
            <text:p>||</text:p>
          </table:table-cell>
          <table:table-cell table:formula="oooc:=[.F41]-[.D41]" office:value-type="float" office:value="1.158">
            <text:p>1.1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27]" office:value-type="float" office:value="0.222665668660441">
            <text:p>0.22</text:p>
          </table:table-cell>
          <table:table-cell office:value-type="string">
            <text:p>||</text:p>
          </table:table-cell>
          <table:table-cell table:formula="oooc:=[.C36]" office:value-type="float" office:value="0.417468561690577">
            <text:p>0.42</text:p>
          </table:table-cell>
          <table:table-cell office:value-type="string">
            <text:p>||</text:p>
          </table:table-cell>
          <table:table-cell table:formula="oooc:=[.F42]-[.D42]" office:value-type="float" office:value="0.194802893030137">
            <text:p>0.1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formula="oooc:=[.F26]" office:value-type="float" office:value="12.7718501687">
            <text:p>12.77</text:p>
          </table:table-cell>
          <table:table-cell office:value-type="string">
            <text:p>||</text:p>
          </table:table-cell>
          <table:table-cell table:formula="oooc:=[.F35]" office:value-type="float" office:value="12.424103975275">
            <text:p>12.42</text:p>
          </table:table-cell>
          <table:table-cell office:value-type="string">
            <text:p>||</text:p>
          </table:table-cell>
          <table:table-cell table:formula="oooc:=[.F43]-[.D43]" office:value-type="float" office:value="-0.347746193424999">
            <text:p>-0.35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F27]" office:value-type="float" office:value="2.05482467487295">
            <text:p>2.05</text:p>
          </table:table-cell>
          <table:table-cell office:value-type="string">
            <text:p>||</text:p>
          </table:table-cell>
          <table:table-cell table:formula="oooc:=[.F36]" office:value-type="float" office:value="1.39191426182016">
            <text:p>1.39</text:p>
          </table:table-cell>
          <table:table-cell office:value-type="string">
            <text:p>||</text:p>
          </table:table-cell>
          <table:table-cell table:formula="oooc:=[.F44]-[.D44]" office:value-type="float" office:value="-0.662910413052796">
            <text:p>-0.6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formula="oooc:=[.D41]-[.D43]" office:value-type="float" office:value="56.2541498313">
            <text:p>56.25</text:p>
          </table:table-cell>
          <table:table-cell office:value-type="string">
            <text:p>||</text:p>
          </table:table-cell>
          <table:table-cell table:formula="oooc:=[.F41]-[.F43]" office:value-type="float" office:value="57.759896024725">
            <text:p>57.76</text:p>
          </table:table-cell>
          <table:table-cell office:value-type="string">
            <text:p>||</text:p>
          </table:table-cell>
          <table:table-cell table:formula="oooc:=[.F45]-[.D45]" office:value-type="float" office:value="1.505746193425">
            <text:p>1.5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D42]-[.D44]" office:value-type="float" office:value="-1.83215900621251">
            <text:p>-1.83</text:p>
          </table:table-cell>
          <table:table-cell office:value-type="string">
            <text:p>||</text:p>
          </table:table-cell>
          <table:table-cell table:formula="oooc:=[.F42]-[.F44]" office:value-type="float" office:value="-0.974445700129578">
            <text:p>-0.97</text:p>
          </table:table-cell>
          <table:table-cell office:value-type="string">
            <text:p>||</text:p>
          </table:table-cell>
          <table:table-cell table:formula="oooc:=[.F46]-[.D46]" office:value-type="float" office:value="0.857713306082933">
            <text:p>0.8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formula="oooc:=[.D45]-[.D39]" office:value-type="float" office:value="1.6291498313">
            <text:p>1.63</text:p>
          </table:table-cell>
          <table:table-cell office:value-type="string">
            <text:p>||</text:p>
          </table:table-cell>
          <table:table-cell table:formula="oooc:=[.F45]-[.F39]" office:value-type="float" office:value="0.241896024724987">
            <text:p>0.24</text:p>
          </table:table-cell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5">2007-07-15</text:date>, <text:time>09:26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7-15T09:26:12</dc:date>
    <dc:language>pl-PL</dc:language>
    <meta:editing-cycles>8</meta:editing-cycles>
    <meta:editing-duration>P5DT3H0M38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